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6.8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3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Tarmac" table:style-name="ta1">
        <table:table-column table:style-name="co1" table:default-cell-style-name="ce1"/>
        <table:table-column table:style-name="co2" table:number-columns-repeated="1022" table:default-cell-style-name="ce7"/>
        <table:table-row table:style-name="ro1">
          <table:table-cell office:value-type="string" calcext:value-type="string">
            <text:p>S-Works Tarmac eTap</text:p>
          </table:table-cell>
          <table:table-cell/>
          <table:table-cell table:formula="of:=OFFSET([.$A$1];(ROW()-1)*8;0)" office:value-type="string" office:string-value="S-Works Tarmac eTap" calcext:value-type="string">
            <text:p>S-Works Tarmac eTap</text:p>
          </table:table-cell>
          <table:table-cell table:formula="of:=OFFSET([.$A$2];(ROW()-1)*8;0)" office:value-type="string" office:string-value="9500" calcext:value-type="string">
            <text:p>95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formula="of:=OFFSET([.$A$6];(ROW()-1)*8;0)" office:value-type="string" office:string-value="Red" calcext:value-type="string">
            <text:p>R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9500</text:p>
          </table:table-cell>
          <table:table-cell/>
          <table:table-cell table:formula="of:=OFFSET([.$A$1];(ROW()-1)*8;0)" office:value-type="string" office:string-value="S-Works Tarmac Di2" calcext:value-type="string">
            <text:p>S-Works Tarmac Di2</text:p>
          </table:table-cell>
          <table:table-cell table:formula="of:=OFFSET([.$A$2];(ROW()-1)*8;0)" office:value-type="string" office:string-value="9250" calcext:value-type="string">
            <text:p>925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formula="of:=OFFSET([.$A$6];(ROW()-1)*8;0)" office:value-type="string" office:string-value="Dura-Ace Di2" calcext:value-type="string">
            <text:p>Dura-Ace Di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l</text:p>
          </table:table-cell>
          <table:table-cell/>
          <table:table-cell table:formula="of:=OFFSET([.$A$1];(ROW()-1)*8;0)" office:value-type="string" office:string-value="S-Works Tarmac Disc Di2" calcext:value-type="string">
            <text:p>S-Works Tarmac Disc Di2</text:p>
          </table:table-cell>
          <table:table-cell table:formula="of:=OFFSET([.$A$2];(ROW()-1)*8;0)" office:value-type="string" office:string-value="9250" calcext:value-type="string">
            <text:p>925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formula="of:=OFFSET([.$A$6];(ROW()-1)*8;0)" office:value-type="string" office:string-value="Dura-Ace Di2" calcext:value-type="string">
            <text:p>Dura-Ace Di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-Works Tarmac, FACT 11r</text:p>
          </table:table-cell>
          <table:table-cell/>
          <table:table-cell table:formula="of:=OFFSET([.$A$1];(ROW()-1)*8;0)" office:value-type="string" office:string-value="S-Works Tarmac Dura-Ace" calcext:value-type="string">
            <text:p>S-Works Tarmac Dura-Ace</text:p>
          </table:table-cell>
          <table:table-cell table:formula="of:=OFFSET([.$A$2];(ROW()-1)*8;0)" office:value-type="string" office:string-value="8000" calcext:value-type="string">
            <text:p>80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formula="of:=OFFSET([.$A$6];(ROW()-1)*8;0)" office:value-type="string" office:string-value="Dura-Ace" calcext:value-type="string">
            <text:p>Dura-A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RAM eTap front derailleur, braze-on</text:p>
          </table:table-cell>
          <table:table-cell/>
          <table:table-cell table:formula="of:=OFFSET([.$A$1];(ROW()-1)*8;0)" office:value-type="string" office:string-value="Specialized Edition Tarmac Disc Power" calcext:value-type="string">
            <text:p>Specialized Edition Tarmac Disc Power</text:p>
          </table:table-cell>
          <table:table-cell table:formula="of:=OFFSET([.$A$2];(ROW()-1)*8;0)" office:value-type="string" office:string-value="7250" calcext:value-type="string">
            <text:p>725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formula="of:=OFFSET([.$A$6];(ROW()-1)*8;0)" office:value-type="string" office:string-value="Force" calcext:value-type="string">
            <text:p>For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d</text:p>
          </table:table-cell>
          <table:table-cell/>
          <table:table-cell table:formula="of:=OFFSET([.$A$1];(ROW()-1)*8;0)" office:value-type="string" office:string-value="Tarmac Pro Disc Race UDi2" calcext:value-type="string">
            <text:p>Tarmac Pro Disc Race UDi2</text:p>
          </table:table-cell>
          <table:table-cell table:formula="of:=OFFSET([.$A$2];(ROW()-1)*8;0)" office:value-type="string" office:string-value="6000" calcext:value-type="string">
            <text:p>60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formula="of:=OFFSET([.$A$6];(ROW()-1)*8;0)" office:value-type="string" office:string-value="Ultegra Di2" calcext:value-type="string">
            <text:p>Ultegra Di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OFFSET([.$A$1];(ROW()-1)*8;0)" office:value-type="string" office:string-value="Tarmac Pro Race" calcext:value-type="string">
            <text:p>Tarmac Pro Race</text:p>
          </table:table-cell>
          <table:table-cell table:formula="of:=OFFSET([.$A$2];(ROW()-1)*8;0)" office:value-type="string" office:string-value="5500" calcext:value-type="string">
            <text:p>55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formula="of:=OFFSET([.$A$6];(ROW()-1)*8;0)" office:value-type="string" office:string-value="Dura-Ace" calcext:value-type="string">
            <text:p>Dura-Ac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OFFSET([.$A$1];(ROW()-1)*8;0)" office:value-type="string" office:string-value="Tarmac Expert Disc Race" calcext:value-type="string">
            <text:p>Tarmac Expert Disc Race</text:p>
          </table:table-cell>
          <table:table-cell table:formula="of:=OFFSET([.$A$2];(ROW()-1)*8;0)" office:value-type="string" office:string-value="5000" calcext:value-type="string">
            <text:p>50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formula="of:=OFFSET([.$A$6];(ROW()-1)*8;0)" office:value-type="string" office:string-value="Ultegra" calcext:value-type="string">
            <text:p>Ulteg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-Works Tarmac Di2</text:p>
          </table:table-cell>
          <table:table-cell/>
          <table:table-cell table:formula="of:=OFFSET([.$A$1];(ROW()-1)*8;0)" office:value-type="string" office:string-value="Tarmac Expert" calcext:value-type="string">
            <text:p>Tarmac Expert</text:p>
          </table:table-cell>
          <table:table-cell table:formula="of:=OFFSET([.$A$2];(ROW()-1)*8;0)" office:value-type="string" office:string-value="3700" calcext:value-type="string">
            <text:p>37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formula="of:=OFFSET([.$A$6];(ROW()-1)*8;0)" office:value-type="string" office:string-value="Ultegra" calcext:value-type="string">
            <text:p>Ultegra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9250</text:p>
          </table:table-cell>
          <table:table-cell/>
          <table:table-cell table:formula="of:=OFFSET([.$A$1];(ROW()-1)*8;0)" office:value-type="string" office:string-value="Tarmac Sport" calcext:value-type="string">
            <text:p>Tarmac Sport</text:p>
          </table:table-cell>
          <table:table-cell table:formula="of:=OFFSET([.$A$2];(ROW()-1)*8;0)" office:value-type="string" office:string-value="2000" calcext:value-type="string">
            <text:p>20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formula="of:=OFFSET([.$A$6];(ROW()-1)*8;0)"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l</text:p>
          </table:table-cell>
          <table:table-cell/>
          <table:table-cell table:formula="of:=OFFSET([.$A$1];(ROW()-1)*8;0)" office:value-type="string" office:string-value="Tarmac Elite" calcext:value-type="string">
            <text:p>Tarmac Elite</text:p>
          </table:table-cell>
          <table:table-cell table:formula="of:=OFFSET([.$A$2];(ROW()-1)*8;0)" office:value-type="string" office:string-value="2400" calcext:value-type="string">
            <text:p>24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formula="of:=OFFSET([.$A$6];(ROW()-1)*8;0)"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OFFSET([.$A$1];(ROW()-1)*8;0)" office:value-type="string" office:string-value="Tarmac Comp" calcext:value-type="string">
            <text:p>Tarmac Comp</text:p>
          </table:table-cell>
          <table:table-cell table:formula="of:=OFFSET([.$A$2];(ROW()-1)*8;0)" office:value-type="string" office:string-value="2800" calcext:value-type="string">
            <text:p>28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formula="of:=OFFSET([.$A$6];(ROW()-1)*8;0)" office:value-type="string" office:string-value="Ultegra" calcext:value-type="string">
            <text:p>Ultegr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OFFSET([.$A$1];(ROW()-1)*8;0)" office:value-type="string" office:string-value="Tarmac Comp UDi2" calcext:value-type="string">
            <text:p>Tarmac Comp UDi2</text:p>
          </table:table-cell>
          <table:table-cell table:formula="of:=OFFSET([.$A$2];(ROW()-1)*8;0)" office:value-type="string" office:string-value="3300" calcext:value-type="string">
            <text:p>33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formula="of:=OFFSET([.$A$6];(ROW()-1)*8;0)" office:value-type="string" office:string-value="Ultegra Di2" calcext:value-type="string">
            <text:p>Ultegra Di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ra-Ace Di2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S-Works Tarmac Disc Di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25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ll</text:p>
          </table:table-cell>
          <table:table-cell table:number-columns-repeated="1022"/>
        </table:table-row>
        <table:table-row table:style-name="ro1" table:number-rows-repeated="2"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Dura-Ace Di2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S-Works Tarmac Dura-Ac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800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ll</text:p>
          </table:table-cell>
          <table:table-cell table:number-columns-repeated="1022"/>
        </table:table-row>
        <table:table-row table:style-name="ro1" table:number-rows-repeated="2">
          <table: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Dura-Ace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Specialized Edition Tarmac Disc Pow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7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RAM Force 22, YAW, w/ chain spot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ce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Tarmac Pro Disc Race UDi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6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Ultegra Di2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Tarmac Pro Rac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5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Dura-Ace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Tarmac Expert Disc Rac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Tarmac Exper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37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Tarmac Spor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Tarmac Elit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40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ll</text:p>
          </table:table-cell>
          <table:table-cell table:number-columns-repeated="1022"/>
        </table:table-row>
        <table:table-row table:style-name="ro1" table:number-rows-repeated="2"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Tarmac Co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8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ll</text:p>
          </table:table-cell>
          <table:table-cell table:number-columns-repeated="1022"/>
        </table:table-row>
        <table:table-row table:style-name="ro1" table:number-rows-repeated="2">
          <table:table-cell table:style-name="ce6"/>
          <table:table-cell table:number-columns-repeated="1022"/>
        </table:table-row>
        <table:table-row table:style-name="ro1">
          <table:table-cell table:style-name="ce6" office:value-type="string" calcext:value-type="string">
            <text:p>Ultegra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Tarmac Comp UDi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33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Ultegra Di2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Tarmac.A95:Tarmac.A1048511 Tarmac.A1:Tarmac.A18 Tarmac.A23:Tarmac.A26 Tarmac.A31:Tarmac.A82 Tarmac.A87:Tarmac.A90">
            <calcext:condition calcext:apply-style-name="Untitled1" calcext:value="contains-text(&quot;carbon&quot;)" calcext:base-cell-address="Tarmac.A1"/>
          </calcext:conditional-format>
          <calcext:conditional-format calcext:target-range-address="Tarmac.A19:Tarmac.A22">
            <calcext:condition calcext:apply-style-name="Untitled1" calcext:value="contains-text(&quot;carbon&quot;)" calcext:base-cell-address="Tarmac.A19"/>
          </calcext:conditional-format>
          <calcext:conditional-format calcext:target-range-address="Tarmac.A27:Tarmac.A30">
            <calcext:condition calcext:apply-style-name="Untitled1" calcext:value="contains-text(&quot;carbon&quot;)" calcext:base-cell-address="Tarmac.A27"/>
          </calcext:conditional-format>
          <calcext:conditional-format calcext:target-range-address="Tarmac.A83:Tarmac.A86">
            <calcext:condition calcext:apply-style-name="Untitled1" calcext:value="contains-text(&quot;carbon&quot;)" calcext:base-cell-address="Tarmac.A83"/>
          </calcext:conditional-format>
          <calcext:conditional-format calcext:target-range-address="Tarmac.A91:Tarmac.A94">
            <calcext:condition calcext:apply-style-name="Untitled1" calcext:value="contains-text(&quot;carbon&quot;)" calcext:base-cell-address="Tarmac.A91"/>
          </calcext:conditional-format>
        </calcext:conditional-formats>
      </table:table>
      <table:table table:name="res" table:style-name="ta1">
        <table:table-column table:style-name="co3" table:default-cell-style-name="Default"/>
        <table:table-row table:style-name="ro1">
          <table:table-cell office:value-type="string" calcext:value-type="string">
            <text:p>Tarmac</text:p>
          </table:table-cell>
        </table:table-row>
        <table:table-row table:style-name="ro1">
          <table:table-cell office:value-type="string" calcext:value-type="string">
            <text:p>S-Works eTap</text:p>
          </table:table-cell>
        </table:table-row>
        <table:table-row table:style-name="ro1">
          <table:table-cell office:value-type="string" calcext:value-type="string">
            <text:p>S-Works Di2</text:p>
          </table:table-cell>
        </table:table-row>
        <table:table-row table:style-name="ro1">
          <table:table-cell office:value-type="string" calcext:value-type="string">
            <text:p>S-Works Disc Di2</text:p>
          </table:table-cell>
        </table:table-row>
        <table:table-row table:style-name="ro1">
          <table:table-cell office:value-type="string" calcext:value-type="string">
            <text:p>S-Works Dura-Ace</text:p>
          </table:table-cell>
        </table:table-row>
        <table:table-row table:style-name="ro1">
          <table:table-cell office:value-type="string" calcext:value-type="string">
            <text:p>Disc Power Specialized Edition</text:p>
          </table:table-cell>
        </table:table-row>
        <table:table-row table:style-name="ro1">
          <table:table-cell office:value-type="string" calcext:value-type="string">
            <text:p>Pro Disc Race UDi2</text:p>
          </table:table-cell>
        </table:table-row>
        <table:table-row table:style-name="ro1">
          <table:table-cell office:value-type="string" calcext:value-type="string">
            <text:p>Pro Race</text:p>
          </table:table-cell>
        </table:table-row>
        <table:table-row table:style-name="ro1">
          <table:table-cell office:value-type="string" calcext:value-type="string">
            <text:p>Expert Disc Race</text:p>
          </table:table-cell>
        </table:table-row>
        <table:table-row table:style-name="ro1">
          <table:table-cell office:value-type="string" calcext:value-type="string">
            <text:p>Expert</text:p>
          </table:table-cell>
        </table:table-row>
        <table:table-row table:style-name="ro1">
          <table:table-cell office:value-type="string" calcext:value-type="string">
            <text:p>Sport</text:p>
          </table:table-cell>
        </table:table-row>
        <table:table-row table:style-name="ro1">
          <table:table-cell office:value-type="string" calcext:value-type="string">
            <text:p>Elite</text:p>
          </table:table-cell>
        </table:table-row>
        <table:table-row table:style-name="ro1">
          <table:table-cell office:value-type="string" calcext:value-type="string">
            <text:p>Comp</text:p>
          </table:table-cell>
        </table:table-row>
        <table:table-row table:style-name="ro1">
          <table:table-cell office:value-type="string" calcext:value-type="string">
            <text:p>Comp UDi2</text:p>
          </table:table-cell>
        </table:table-row>
        <table:table-row table:style-name="ro1">
          <table:table-cell office:value-type="string" calcext:value-type="string">
            <text:p>9500</text:p>
          </table:table-cell>
        </table:table-row>
        <table:table-row table:style-name="ro1">
          <table:table-cell office:value-type="string" calcext:value-type="string">
            <text:p>9250</text:p>
          </table:table-cell>
        </table:table-row>
        <table:table-row table:style-name="ro1">
          <table:table-cell office:value-type="string" calcext:value-type="string">
            <text:p>9250</text:p>
          </table:table-cell>
        </table:table-row>
        <table:table-row table:style-name="ro1">
          <table:table-cell office:value-type="string" calcext:value-type="string">
            <text:p>8000</text:p>
          </table:table-cell>
        </table:table-row>
        <table:table-row table:style-name="ro1">
          <table:table-cell office:value-type="string" calcext:value-type="string">
            <text:p>7250</text:p>
          </table:table-cell>
        </table:table-row>
        <table:table-row table:style-name="ro1">
          <table:table-cell office:value-type="string" calcext:value-type="string">
            <text:p>6000</text:p>
          </table:table-cell>
        </table:table-row>
        <table:table-row table:style-name="ro1">
          <table:table-cell office:value-type="string" calcext:value-type="string">
            <text:p>5500</text:p>
          </table:table-cell>
        </table:table-row>
        <table:table-row table:style-name="ro1">
          <table:table-cell office:value-type="string" calcext:value-type="string">
            <text:p>5000</text:p>
          </table:table-cell>
        </table:table-row>
        <table:table-row table:style-name="ro1">
          <table:table-cell office:value-type="string" calcext:value-type="string">
            <text:p>3700</text:p>
          </table:table-cell>
        </table:table-row>
        <table:table-row table:style-name="ro1">
          <table:table-cell office:value-type="string" calcext:value-type="string">
            <text:p>2000</text:p>
          </table:table-cell>
        </table:table-row>
        <table:table-row table:style-name="ro1">
          <table:table-cell office:value-type="string" calcext:value-type="string">
            <text:p>2400</text:p>
          </table:table-cell>
        </table:table-row>
        <table:table-row table:style-name="ro1">
          <table:table-cell office:value-type="string" calcext:value-type="string">
            <text:p>2800</text:p>
          </table:table-cell>
        </table:table-row>
        <table:table-row table:style-name="ro1">
          <table:table-cell office:value-type="string" calcext:value-type="string">
            <text:p>3300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Dura-Ace Di2</text:p>
          </table:table-cell>
        </table:table-row>
        <table:table-row table:style-name="ro1">
          <table:table-cell office:value-type="string" calcext:value-type="string">
            <text:p>Dura-Ace Di2</text:p>
          </table:table-cell>
        </table:table-row>
        <table:table-row table:style-name="ro1">
          <table:table-cell office:value-type="string" calcext:value-type="string">
            <text:p>Dura-Ace</text:p>
          </table:table-cell>
        </table:table-row>
        <table:table-row table:style-name="ro1">
          <table:table-cell office:value-type="string" calcext:value-type="string">
            <text:p>Force</text:p>
          </table:table-cell>
        </table:table-row>
        <table:table-row table:style-name="ro1">
          <table:table-cell office:value-type="string" calcext:value-type="string">
            <text:p>Ultegra Di2</text:p>
          </table:table-cell>
        </table:table-row>
        <table:table-row table:style-name="ro1">
          <table:table-cell office:value-type="string" calcext:value-type="string">
            <text:p>Dura-Ace</text:p>
          </table:table-cell>
        </table:table-row>
        <table:table-row table:style-name="ro1">
          <table:table-cell office:value-type="string" calcext:value-type="string">
            <text:p>Ultegra</text:p>
          </table:table-cell>
        </table:table-row>
        <table:table-row table:style-name="ro1">
          <table:table-cell office:value-type="string" calcext:value-type="string">
            <text:p>Ultegr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Ultegra</text:p>
          </table:table-cell>
        </table:table-row>
        <table:table-row table:style-name="ro1">
          <table:table-cell office:value-type="string" calcext:value-type="string">
            <text:p>Ultegra Di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99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 style:data-style-name="N2" text:time-value="23:02:53.7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2T23:08:10.972000000</dc:date>
    <meta:editing-duration>PT25M12S</meta:editing-duration>
    <meta:editing-cycles>4</meta:editing-cycles>
    <meta:generator>LibreOffice/5.0.5.2$Windows_X86_64 LibreOffice_project/55b006a02d247b5f7215fc6ea0fde844b30035b3</meta:generator>
    <meta:document-statistic meta:table-count="2" meta:cell-count="160" meta:object-count="0"/>
  </office:meta>
</office:document-meta>
</file>